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302cm" fo:margin-bottom="0.302cm" loext:contextual-spacing="false" fo:line-height="100%" fo:text-align="justify" style:justify-single-word="false"/>
      <style:text-properties officeooo:rsid="000c74ee" officeooo:paragraph-rsid="000c74ee"/>
    </style:style>
    <style:style style:name="P2" style:family="paragraph" style:parent-style-name="Standard">
      <style:paragraph-properties fo:margin-top="0.302cm" fo:margin-bottom="0.302cm" loext:contextual-spacing="false" fo:line-height="100%" fo:text-align="justify" style:justify-single-word="false"/>
      <style:text-properties officeooo:rsid="000e58fa" officeooo:paragraph-rsid="000e58fa"/>
    </style:style>
    <style:style style:name="P3" style:family="paragraph" style:parent-style-name="Standard">
      <style:paragraph-properties fo:margin-top="0.302cm" fo:margin-bottom="0.302cm" loext:contextual-spacing="false" fo:line-height="100%" fo:text-align="justify" style:justify-single-word="false"/>
      <style:text-properties officeooo:rsid="000eddb6" officeooo:paragraph-rsid="000eddb6"/>
    </style:style>
    <style:style style:name="P4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officeooo:rsid="000c74ee" officeooo:paragraph-rsid="000c74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ac7"/>
    </style:style>
    <style:style style:name="T3" style:family="text">
      <style:text-properties style:text-underline-style="solid" style:text-underline-width="auto" style:text-underline-color="font-color" officeooo:rsid="000eddb6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cdac7"/>
    </style:style>
    <style:style style:name="T6" style:family="text">
      <style:text-properties style:text-underline-style="none" officeooo:rsid="000e58fa"/>
    </style:style>
    <style:style style:name="T7" style:family="text">
      <style:text-properties style:text-underline-style="none" officeooo:rsid="000eddb6"/>
    </style:style>
    <style:style style:name="T8" style:family="text">
      <style:text-properties style:text-underline-style="none" officeooo:rsid="000f222d"/>
    </style:style>
    <style:style style:name="T9" style:family="text">
      <style:text-properties style:text-underline-style="none" officeooo:rsid="00103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Student(<text:span text:style-name="T1">StdNo</text:span><text:span text:style-name="T4">,StdName,StdAddress,StdCity,StdState,StdZip,StdEmail) – used entity type rule to convert Student entity.</text:span></text:p>
      <text:p text:style-name="P4"><text:span text:style-name="T4">2. Institution(</text:span><text:span text:style-name="T1">InstId</text:span><text:span text:style-name="T4">,InstName,InstMascot) – used entity type rule to convert Institution entity.</text:span></text:p>
      <text:p text:style-name="P4"><text:span text:style-name="T4">3. Lender(</text:span><text:span text:style-name="T1">LenderNo</text:span><text:span text:style-name="T4">,LendName) <text:s/>- <text:s/>used entity type rule to convert Lender entity.</text:span></text:p>
      <text:p text:style-name="P4"><text:span text:style-name="T4">4. DisburseLine(</text:span><text:span text:style-name="T1">LoanNo</text:span><text:span text:style-name="T4">,</text:span><text:span text:style-name="T1">DateSent</text:span><text:span text:style-name="T4">,Amount,OrigFee,GuarFee,foreign key (LoanNo) references <text:s text:c="8"/>Loan(LoanNo)) – used entity type rule and identifying relationship rule to convert DisburseLine entity.</text:span></text:p>
      <text:p text:style-name="P1"><text:span text:style-name="T4">5. Loan(</text:span><text:span text:style-name="T1">LoanNo</text:span><text:span text:style-name="T4">,</text:span><text:span text:style-name="T9">StdNo not null, InstId not null, LenderNo not null </text:span><text:span text:style-name="T4">ProcDate,DisbMethod,DisbBank,DateAuth,NoteValue,Subsidized,Rate,foreign key(StdNo) references Student(StdNo), foreign key (InstId) references Institution(InstId), foreign key (LenderNo) references Lender(LenderNo)) – used 1-M relationship rule to convert Loan entity.</text:span></text:p>
      <text:p text:style-name="P1"><text:span text:style-name="T4">6. </text:span><text:span text:style-name="T5">Account(</text:span><text:span text:style-name="T2">Acctid</text:span><text:span text:style-name="T5">,AcctName,Balance,SupeAcctId, foreign key (SupeAcctId) references Account(Acctid)) – </text:span><text:span text:style-name="T6">used entity type rule and 1-M relationship rule</text:span></text:p>
      <text:p text:style-name="P2"><text:span text:style-name="T4">7. </text:span><text:span text:style-name="T7">Owner(</text:span><text:span text:style-name="T3">OwnId</text:span><text:span text:style-name="T7">,OwnName,OwnPhone)</text:span></text:p>
      <text:p text:style-name="P3"><text:span text:style-name="T4">Property(</text:span><text:span text:style-name="T1">Propid</text:span><text:span text:style-name="T4">,BidgName,UnitNo,Bdrms)</text:span></text:p>
      <text:p text:style-name="P3"><text:span text:style-name="T4">Shares(</text:span><text:span text:style-name="T1">OwnId</text:span><text:span text:style-name="T4">,</text:span><text:span text:style-name="T1">PropId</text:span><text:span text:style-name="T4">,StartWeek,EndWeek)</text:span></text:p>
      <text:p text:style-name="P3"><text:span text:style-name="T4">- </text:span><text:span text:style-name="T8">used M-N relationship rule to convert the shares relationsh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2:49:46.345511246</meta:creation-date>
    <dc:date>2020-02-24T13:43:41.679033436</dc:date>
    <meta:editing-duration>PT25M56S</meta:editing-duration>
    <meta:editing-cycles>5</meta:editing-cycles>
    <meta:generator>LibreOffice/6.1.6.3$Linux_X86_64 LibreOffice_project/10$Build-3</meta:generator>
    <meta:document-statistic meta:table-count="0" meta:image-count="0" meta:object-count="0" meta:page-count="1" meta:paragraph-count="10" meta:word-count="110" meta:character-count="1148" meta:non-whitespace-character-count="1033"/>
  </office:meta>
</office:document-meta>
</file>